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office:version="1.0">
  <office:font-face-decls>
    <style:font-face style:name="Courier New" svg:font-family="Courier New"/>
    <style:font-face style:name="Arial" svg:font-family="Arial"/>
  </office:font-face-decls>
  <office:automatic-styles>
    <style:style style:name="auto_bjbejacfdhh" style:family="text">
      <style:text-properties style:font-name="Arial" fo:font-size="6pt" fo:color="#000000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cgkjejcccdc" style:family="graphic">
      <style:graphic-properties draw:stroke="none" draw:fill="none" style:vertical-pos="from-top" style:horisontal-pos="from-left"/>
    </style:style>
    <style:style style:name="auto_hefceiccfjc" style:family="text">
      <style:text-properties style:font-name="Arial" fo:font-size="6pt" fo:color="#FF0000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fhfajjibake" style:family="graphic">
      <style:graphic-properties draw:stroke="none" draw:fill="none" style:vertical-pos="from-top" style:horisontal-pos="from-left"/>
    </style:style>
    <style:style style:name="auto_fdikcfjjffh" style:family="text">
      <style:text-properties style:font-name="Arial" fo:font-size="6pt" fo:color="#0F2800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cfcjccfgakj" style:family="graphic">
      <style:graphic-properties draw:stroke="none" draw:fill="none" style:vertical-pos="from-top" style:horisontal-pos="from-left"/>
    </style:style>
    <style:style style:name="auto_jaihjfbdfhi" style:family="text">
      <style:text-properties style:font-name="Arial" fo:font-size="6pt" fo:color="#1F4F00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bjfgjbfijib" style:family="graphic">
      <style:graphic-properties draw:stroke="none" draw:fill="none" style:vertical-pos="from-top" style:horisontal-pos="from-left"/>
    </style:style>
    <style:style style:name="auto_dbhchcbbebk" style:family="text">
      <style:text-properties style:font-name="Arial" fo:font-size="6pt" fo:color="#2F7600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hcffbciigbd" style:family="graphic">
      <style:graphic-properties draw:stroke="none" draw:fill="none" style:vertical-pos="from-top" style:horisontal-pos="from-left"/>
    </style:style>
    <style:style style:name="auto_khhhkkgbbff" style:family="text">
      <style:text-properties style:font-name="Arial" fo:font-size="6pt" fo:color="#3F9D00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ijbfdhcjbhi" style:family="graphic">
      <style:graphic-properties draw:stroke="none" draw:fill="none" style:vertical-pos="from-top" style:horisontal-pos="from-left"/>
    </style:style>
    <style:style style:name="auto_fffegdfbefj" style:family="text">
      <style:text-properties style:font-name="Arial" fo:font-size="6pt" fo:color="#4FC400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egcfheidhic" style:family="graphic">
      <style:graphic-properties draw:stroke="none" draw:fill="none" style:vertical-pos="from-top" style:horisontal-pos="from-left"/>
    </style:style>
    <style:style style:name="auto_jkfgkhdfbdj" style:family="text">
      <style:text-properties style:font-name="Arial" fo:font-size="6pt" fo:color="#5FEB00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jidgagibefe" style:family="graphic">
      <style:graphic-properties draw:stroke="none" draw:fill="none" style:vertical-pos="from-top" style:horisontal-pos="from-left"/>
    </style:style>
    <style:style style:name="auto_bbficfehffd" style:family="text">
      <style:text-properties style:font-name="Arial" fo:font-size="6pt" fo:color="#6F1201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faidhhedkjj" style:family="graphic">
      <style:graphic-properties draw:stroke="none" draw:fill="none" style:vertical-pos="from-top" style:horisontal-pos="from-left"/>
    </style:style>
    <style:style style:name="auto_hcffejahddf" style:family="text">
      <style:text-properties style:font-name="Arial" fo:font-size="6pt" fo:color="#7F3901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bbgdgbdcfga" style:family="graphic">
      <style:graphic-properties draw:stroke="none" draw:fill="none" style:vertical-pos="from-top" style:horisontal-pos="from-left"/>
    </style:style>
    <style:style style:name="auto_gkiccafbghi" style:family="text">
      <style:text-properties style:font-name="Arial" fo:font-size="6pt" fo:color="#8F6001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ekcgifchebd" style:family="graphic">
      <style:graphic-properties draw:stroke="none" draw:fill="none" style:vertical-pos="from-top" style:horisontal-pos="from-left"/>
    </style:style>
    <style:style style:name="auto_bfhihgdhhdh" style:family="text">
      <style:text-properties style:font-name="Arial" fo:font-size="6pt" fo:color="#9F8701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hhfgjgfdgfc" style:family="graphic">
      <style:graphic-properties draw:stroke="none" draw:fill="none" style:vertical-pos="from-top" style:horisontal-pos="from-left"/>
    </style:style>
    <style:style style:name="auto_cbeagecdgca" style:family="text">
      <style:text-properties style:font-name="Arial" fo:font-size="6pt" fo:color="#AFAE01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bfdgifjkgej" style:family="graphic">
      <style:graphic-properties draw:stroke="none" draw:fill="none" style:vertical-pos="from-top" style:horisontal-pos="from-left"/>
    </style:style>
    <style:style style:name="auto_ciifdhjahge" style:family="text">
      <style:text-properties style:font-name="Arial" fo:font-size="6pt" fo:color="#BFD501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gjgdhgkcijf" style:family="graphic">
      <style:graphic-properties draw:stroke="none" draw:fill="none" style:vertical-pos="from-top" style:horisontal-pos="from-left"/>
    </style:style>
    <style:style style:name="auto_cbjbiefidce" style:family="text">
      <style:text-properties style:font-name="Arial" fo:font-size="6pt" fo:color="#CFFC01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adfheickhhf" style:family="graphic">
      <style:graphic-properties draw:stroke="none" draw:fill="none" style:vertical-pos="from-top" style:horisontal-pos="from-left"/>
    </style:style>
    <style:style style:name="auto_cdeechedgje" style:family="text">
      <style:text-properties style:font-name="Arial" fo:font-size="6pt" fo:color="#DF2302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jccdigegdgj" style:family="graphic">
      <style:graphic-properties draw:stroke="none" draw:fill="none" style:vertical-pos="from-top" style:horisontal-pos="from-left"/>
    </style:style>
    <style:style style:name="auto_hgegibfbgbb" style:family="text">
      <style:text-properties style:font-name="Arial" fo:font-size="6pt" fo:color="#EF4A02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eiccfcceakf" style:family="graphic">
      <style:graphic-properties draw:stroke="none" draw:fill="none" style:vertical-pos="from-top" style:horisontal-pos="from-left"/>
    </style:style>
    <style:style style:name="auto_kbhebkhhedd" style:family="text">
      <style:text-properties style:font-name="Arial" fo:font-size="6pt" fo:color="#FF7102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ibjdecdikjg" style:family="graphic">
      <style:graphic-properties draw:stroke="none" draw:fill="none" style:vertical-pos="from-top" style:horisontal-pos="from-left"/>
    </style:style>
    <style:style style:name="auto_gjfgahiabki" style:family="text">
      <style:text-properties style:font-name="Arial" fo:font-size="6pt" fo:color="#0F9902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hdjaigjfbib" style:family="graphic">
      <style:graphic-properties draw:stroke="none" draw:fill="none" style:vertical-pos="from-top" style:horisontal-pos="from-left"/>
    </style:style>
    <style:style style:name="auto_jkbdbigjchk" style:family="text">
      <style:text-properties style:font-name="Arial" fo:font-size="6pt" fo:color="#1FC002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fcagcdgjabb" style:family="graphic">
      <style:graphic-properties draw:stroke="none" draw:fill="none" style:vertical-pos="from-top" style:horisontal-pos="from-left"/>
    </style:style>
    <style:style style:name="auto_iccbedaagii" style:family="text">
      <style:text-properties style:font-name="Arial" fo:font-size="6pt" fo:color="#2FE702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ajhfbkefbci" style:family="graphic">
      <style:graphic-properties draw:stroke="none" draw:fill="none" style:vertical-pos="from-top" style:horisontal-pos="from-left"/>
    </style:style>
    <style:style style:name="auto_kbicjaihbjj" style:family="text">
      <style:text-properties style:font-name="Arial" fo:font-size="6pt" fo:color="#3F0E03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biddhkjjcci" style:family="graphic">
      <style:graphic-properties draw:stroke="none" draw:fill="none" style:vertical-pos="from-top" style:horisontal-pos="from-left"/>
    </style:style>
    <style:style style:name="auto_efgiihdjada" style:family="text">
      <style:text-properties style:font-name="Arial" fo:font-size="6pt" fo:color="#4F3503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ihcceihfiff" style:family="graphic">
      <style:graphic-properties draw:stroke="none" draw:fill="none" style:vertical-pos="from-top" style:horisontal-pos="from-left"/>
    </style:style>
    <style:style style:name="auto_jdbiihhhece" style:family="text">
      <style:text-properties style:font-name="Arial" fo:font-size="6pt" fo:color="#5F5C03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jcdifiddaic" style:family="graphic">
      <style:graphic-properties draw:stroke="none" draw:fill="none" style:vertical-pos="from-top" style:horisontal-pos="from-left"/>
    </style:style>
    <style:style style:name="auto_hjeghfjfedi" style:family="text">
      <style:text-properties style:font-name="Arial" fo:font-size="6pt" fo:color="#6F8303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gibjgbhjfde" style:family="graphic">
      <style:graphic-properties draw:stroke="none" draw:fill="none" style:vertical-pos="from-top" style:horisontal-pos="from-left"/>
    </style:style>
    <style:style style:name="auto_bjkfhjjjief" style:family="text">
      <style:text-properties style:font-name="Arial" fo:font-size="6pt" fo:color="#7FAA03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dbbgdcidhjf" style:family="graphic">
      <style:graphic-properties draw:stroke="none" draw:fill="none" style:vertical-pos="from-top" style:horisontal-pos="from-left"/>
    </style:style>
    <style:style style:name="auto_fifiebbkfkg" style:family="text">
      <style:text-properties style:font-name="Arial" fo:font-size="6pt" fo:color="#8FD103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ajkidiiaibk" style:family="graphic">
      <style:graphic-properties draw:stroke="none" draw:fill="none" style:vertical-pos="from-top" style:horisontal-pos="from-left"/>
    </style:style>
    <style:style style:name="auto_ifehiibadbc" style:family="text">
      <style:text-properties style:font-name="Arial" fo:font-size="6pt" fo:color="#9FF803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iehddiaihjd" style:family="graphic">
      <style:graphic-properties draw:stroke="none" draw:fill="none" style:vertical-pos="from-top" style:horisontal-pos="from-left"/>
    </style:style>
    <style:style style:name="auto_efhicccbhde" style:family="text">
      <style:text-properties style:font-name="Arial" fo:font-size="6pt" fo:color="#AF1F04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bhhcacacbai" style:family="graphic">
      <style:graphic-properties draw:stroke="none" draw:fill="none" style:vertical-pos="from-top" style:horisontal-pos="from-left"/>
    </style:style>
    <style:style style:name="auto_ifahbghahib" style:family="text">
      <style:text-properties style:font-name="Arial" fo:font-size="6pt" fo:color="#BF4604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dbbekbbjgih" style:family="graphic">
      <style:graphic-properties draw:stroke="none" draw:fill="none" style:vertical-pos="from-top" style:horisontal-pos="from-left"/>
    </style:style>
    <style:style style:name="auto_adkbfcjghfc" style:family="text">
      <style:text-properties style:font-name="Arial" fo:font-size="6pt" fo:color="#CF6D04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ijijfckfegj" style:family="graphic">
      <style:graphic-properties draw:stroke="none" draw:fill="none" style:vertical-pos="from-top" style:horisontal-pos="from-left"/>
    </style:style>
    <style:style style:name="auto_hdfjkiibehc" style:family="text">
      <style:text-properties style:font-name="Arial" fo:font-size="6pt" fo:color="#DF9404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agdcbiebdie" style:family="graphic">
      <style:graphic-properties draw:stroke="none" draw:fill="none" style:vertical-pos="from-top" style:horisontal-pos="from-left"/>
    </style:style>
    <style:style style:name="auto_fhahhfihhcc" style:family="text">
      <style:text-properties style:font-name="Arial" fo:font-size="6pt" fo:color="#DF9404" fo:font-style="italic" style:text-underline-type="single" style:text-underline-mode="skip-white-space" style:text-underline-style="solid" style:text-line-through-style="solid" style:text-line-through-mode="continuous" fo:font-weight="bold" style:text-rotation-angle="45"/>
    </style:style>
    <style:style style:name="auto_giejhkbceec" style:family="table">
      <style:table-properties style:width="12.0cm" table:align="center" table:border-model="collapsing"/>
    </style:style>
    <style:style style:name="auto_ijijfkbjejj" style:family="table-row">
      <style:table-row-properties style:use-optimal-row-height="true"/>
    </style:style>
    <style:style style:name="auto_bjcckeaeiif" style:family="table-column">
      <style:table-column-properties style:use-optimal-column-width="true"/>
    </style:style>
    <style:style style:name="auto_ffdaigfhdij" style:family="table-cell">
      <style:table-cell-properties fo:padding-left="0.1cm" fo:padding-right="0.1cm" fo:padding-top="0.1cm" fo:padding-bottom="0.1cm" fo:border-top="0.1cm solid #FF0000" fo:border-bottom="0.1cm solid #FF0000" fo:border-left="0.1cm solid #FF0000" fo:border-right="0.1cm solid #FF0000" style:vertical-align="middle" fo:wrap-option="wrap"/>
    </style:style>
    <style:style style:name="auto_eeifggfddge" style:family="paragraph">
      <style:paragraph-properties style:tab-stop-distance="0.5cm" fo:text-align="right" style:line-spacing="0.1cm" fo:break-before="page"/>
    </style:style>
    <style:style style:name="auto_bkbgbfiejgb" style:family="paragraph">
      <style:paragraph-properties style:tab-stop-distance="0.5cm" fo:text-align="right" style:line-spacing="0.1cm" fo:break-before="page"/>
    </style:style>
    <style:style style:name="auto_jhajfhgefbi" style:family="table-column">
      <style:table-column-properties style:use-optimal-column-width="true"/>
    </style:style>
    <style:style style:name="auto_dkiieeheabb" style:family="paragraph">
      <style:paragraph-properties style:tab-stop-distance="0.5cm" fo:text-align="right" style:line-spacing="0.1cm" fo:break-before="page"/>
    </style:style>
    <style:style style:name="auto_ecfhhjehcha" style:family="table-row">
      <style:table-row-properties style:use-optimal-row-height="true"/>
    </style:style>
    <style:style style:name="auto_cigejbkbjfk" style:family="table-column">
      <style:table-column-properties style:use-optimal-column-width="true"/>
    </style:style>
  </office:automatic-styles>
  <office:body>
    <office:text>
      <text:p>Hello, World!<text:tab/><text:tab/>|<text:s text:c="8"/>|<text:line-break/>|<text:tab/><text:tab/><text:tab/><text:tab/>|</text:p>
      <text:p/>
      <text:p>paragraph</text:p>
      <text:p><draw:frame draw:style-name="auto_cgkjejcccdc" draw:name="Текстовое поле" text:anchor-type="page" svg:width="2.0cm" svg:height="1.0cm" svg:x="1.0cm" svg:y="1.0cm"><draw:text-box><text:p><text:span text:style-name="auto_bjbejacfdhh">Hello!</text:span></text:p></draw:text-box></draw:frame></text:p>
      <text:p><text:span text:style-name="auto_hefceiccfjc">Строка!</text:span></text:p>
      <text:p><text:span text:style-name="auto_fdikcfjjffh">СИЕ ЕСТЬ НЕКАЯ СТРОЧКА РУССКОЯЗЫЧНОГО...<text:tab/>ТЕКСТА<text:line-break/></text:span></text:p>
      <text:p><text:span text:style-name="auto_jaihjfbdfhi">СИЕ ЕСТЬ НЕКАЯ СТРОЧКА РУССКОЯЗЫЧНОГО...<text:tab/>ТЕКСТА<text:line-break/></text:span></text:p>
      <text:p><text:span text:style-name="auto_dbhchcbbebk">СИЕ ЕСТЬ НЕКАЯ СТРОЧКА РУССКОЯЗЫЧНОГО...<text:tab/>ТЕКСТА<text:line-break/></text:span></text:p>
      <text:p><text:span text:style-name="auto_khhhkkgbbff">СИЕ ЕСТЬ НЕКАЯ СТРОЧКА РУССКОЯЗЫЧНОГО...<text:tab/>ТЕКСТА<text:line-break/></text:span></text:p>
      <text:p><text:span text:style-name="auto_fffegdfbefj">СИЕ ЕСТЬ НЕКАЯ СТРОЧКА РУССКОЯЗЫЧНОГО...<text:tab/>ТЕКСТА<text:line-break/></text:span></text:p>
      <text:p><text:span text:style-name="auto_jkfgkhdfbdj">СИЕ ЕСТЬ НЕКАЯ СТРОЧКА РУССКОЯЗЫЧНОГО...<text:tab/>ТЕКСТА<text:line-break/></text:span></text:p>
      <text:p><text:span text:style-name="auto_bbficfehffd">СИЕ ЕСТЬ НЕКАЯ СТРОЧКА РУССКОЯЗЫЧНОГО...<text:tab/>ТЕКСТА<text:line-break/></text:span></text:p>
      <text:p><text:span text:style-name="auto_hcffejahddf">СИЕ ЕСТЬ НЕКАЯ СТРОЧКА РУССКОЯЗЫЧНОГО...<text:tab/>ТЕКСТА<text:line-break/></text:span></text:p>
      <text:p><text:span text:style-name="auto_gkiccafbghi">СИЕ ЕСТЬ НЕКАЯ СТРОЧКА РУССКОЯЗЫЧНОГО...<text:tab/>ТЕКСТА<text:line-break/></text:span></text:p>
      <text:p><text:span text:style-name="auto_bfhihgdhhdh">СИЕ ЕСТЬ НЕКАЯ СТРОЧКА РУССКОЯЗЫЧНОГО...<text:tab/>ТЕКСТА<text:line-break/></text:span></text:p>
      <text:p><text:span text:style-name="auto_cbeagecdgca">СИЕ ЕСТЬ НЕКАЯ СТРОЧКА РУССКОЯЗЫЧНОГО...<text:tab/>ТЕКСТА<text:line-break/></text:span></text:p>
      <text:p><text:span text:style-name="auto_ciifdhjahge">СИЕ ЕСТЬ НЕКАЯ СТРОЧКА РУССКОЯЗЫЧНОГО...<text:tab/>ТЕКСТА<text:line-break/></text:span></text:p>
      <text:p><text:span text:style-name="auto_cbjbiefidce">СИЕ ЕСТЬ НЕКАЯ СТРОЧКА РУССКОЯЗЫЧНОГО...<text:tab/>ТЕКСТА<text:line-break/></text:span></text:p>
      <text:p><text:span text:style-name="auto_cdeechedgje">СИЕ ЕСТЬ НЕКАЯ СТРОЧКА РУССКОЯЗЫЧНОГО...<text:tab/>ТЕКСТА<text:line-break/></text:span></text:p>
      <text:p><text:span text:style-name="auto_hgegibfbgbb">СИЕ ЕСТЬ НЕКАЯ СТРОЧКА РУССКОЯЗЫЧНОГО...<text:tab/>ТЕКСТА<text:line-break/></text:span></text:p>
      <text:p><text:span text:style-name="auto_kbhebkhhedd">СИЕ ЕСТЬ НЕКАЯ СТРОЧКА РУССКОЯЗЫЧНОГО...<text:tab/>ТЕКСТА<text:line-break/></text:span></text:p>
      <text:p><text:span text:style-name="auto_gjfgahiabki">СИЕ ЕСТЬ НЕКАЯ СТРОЧКА РУССКОЯЗЫЧНОГО...<text:tab/>ТЕКСТА<text:line-break/></text:span></text:p>
      <text:p><text:span text:style-name="auto_jkbdbigjchk">СИЕ ЕСТЬ НЕКАЯ СТРОЧКА РУССКОЯЗЫЧНОГО...<text:tab/>ТЕКСТА<text:line-break/></text:span></text:p>
      <text:p><text:span text:style-name="auto_iccbedaagii">СИЕ ЕСТЬ НЕКАЯ СТРОЧКА РУССКОЯЗЫЧНОГО...<text:tab/>ТЕКСТА<text:line-break/></text:span></text:p>
      <text:p><text:span text:style-name="auto_kbicjaihbjj">СИЕ ЕСТЬ НЕКАЯ СТРОЧКА РУССКОЯЗЫЧНОГО...<text:tab/>ТЕКСТА<text:line-break/></text:span></text:p>
      <text:p><text:span text:style-name="auto_efgiihdjada">СИЕ ЕСТЬ НЕКАЯ СТРОЧКА РУССКОЯЗЫЧНОГО...<text:tab/>ТЕКСТА<text:line-break/></text:span></text:p>
      <text:p><text:span text:style-name="auto_jdbiihhhece">СИЕ ЕСТЬ НЕКАЯ СТРОЧКА РУССКОЯЗЫЧНОГО...<text:tab/>ТЕКСТА<text:line-break/></text:span></text:p>
      <text:p><text:span text:style-name="auto_hjeghfjfedi">СИЕ ЕСТЬ НЕКАЯ СТРОЧКА РУССКОЯЗЫЧНОГО...<text:tab/>ТЕКСТА<text:line-break/></text:span></text:p>
      <text:p><text:span text:style-name="auto_bjkfhjjjief">СИЕ ЕСТЬ НЕКАЯ СТРОЧКА РУССКОЯЗЫЧНОГО...<text:tab/>ТЕКСТА<text:line-break/></text:span></text:p>
      <text:p><text:span text:style-name="auto_fifiebbkfkg">СИЕ ЕСТЬ НЕКАЯ СТРОЧКА РУССКОЯЗЫЧНОГО...<text:tab/>ТЕКСТА<text:line-break/></text:span></text:p>
      <text:p><text:span text:style-name="auto_ifehiibadbc">СИЕ ЕСТЬ НЕКАЯ СТРОЧКА РУССКОЯЗЫЧНОГО...<text:tab/>ТЕКСТА<text:line-break/></text:span></text:p>
      <text:p><text:span text:style-name="auto_efhicccbhde">СИЕ ЕСТЬ НЕКАЯ СТРОЧКА РУССКОЯЗЫЧНОГО...<text:tab/>ТЕКСТА<text:line-break/></text:span></text:p>
      <text:p><text:span text:style-name="auto_ifahbghahib">СИЕ ЕСТЬ НЕКАЯ СТРОЧКА РУССКОЯЗЫЧНОГО...<text:tab/>ТЕКСТА<text:line-break/></text:span></text:p>
      <text:p><text:span text:style-name="auto_adkbfcjghfc">СИЕ ЕСТЬ НЕКАЯ СТРОЧКА РУССКОЯЗЫЧНОГО...<text:tab/>ТЕКСТА<text:line-break/></text:span></text:p>
      <text:p><text:span text:style-name="auto_hdfjkiibehc">СИЕ ЕСТЬ НЕКАЯ СТРОЧКА РУССКОЯЗЫЧНОГО...<text:tab/>ТЕКСТА<text:line-break/></text:span>Строка</text:p>
      <table:table table:name="ckhbeibbddf" table:style-name="auto_giejhkbceec">
        <table:table-column table:style-name="auto_bjcckeaeiif"/>
        <table:table-column table:style-name="auto_bjcckeaeiif"/>
        <table:table-column table:style-name="auto_bjcckeaeiif"/>
        <table:table-column table:style-name="auto_bjcckeaeiif"/>
        <table:table-column table:style-name="auto_bjcckeaeiif"/>
        <table:table-column table:style-name="auto_jhajfhgefbi"/>
        <table:table-row table:style-name="auto_ijijfkbjejj"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</table:table-row>
        <table:table-row table:style-name="auto_ijijfkbjejj"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</table:table-row>
        <table:table-row table:style-name="auto_ecfhhjehcha"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</table:table-row>
        <table:table-row table:style-name="auto_ijijfkbjejj"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</table:table-row>
        <table:table-row table:style-name="auto_ijijfkbjejj"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</table:table-row>
        <table:table-row table:style-name="auto_ijijfkbjejj"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</table:table-row>
        <table:table-row table:style-name="auto_ijijfkbjejj"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</table:table-row>
        <table:table-row table:style-name="auto_ijijfkbjejj"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</table:table-row>
        <table:table-row table:style-name="auto_ijijfkbjejj"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</table:table-row>
        <table:table-row table:style-name="auto_ijijfkbjejj"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</table:table-row>
        <table:table-row table:style-name="auto_ijijfkbjejj"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</table:table-row>
        <table:table-row table:style-name="auto_ijijfkbjejj"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</table:table-row>
        <table:table-row table:style-name="auto_ijijfkbjejj"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</table:table-row>
        <table:table-row table:style-name="auto_ijijfkbjejj"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</table:table-row>
        <table:table-row table:style-name="auto_ijijfkbjejj"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</table:table-row>
        <table:table-row table:style-name="auto_ijijfkbjejj"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  <table:table-cell table:style-name="auto_ffdaigfhdij"/>
        </table:table-row>
      </table:table>
      <text:p text:style-name="auto_eeifggfddge">Fi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office:version="1.0">
  <office:font-face-decls>
    <style:font-face style:name="Courier New" svg:font-family="Courier New"/>
    <style:font-face style:name="Arial" svg:font-family="Arial"/>
  </office:font-face-decls>
  <office:automatic-styles>
    <style:page-layout style:name="StandardPageLayout">
      <style:page-layout-properties fo:page-width="21.0cm" fo:page-height="29.0cm" style:print-orientation="portrait" fo:margin-top="1.0cm" fo:margin-bottom="1.0cm" fo:margin-left="1.0cm" fo:margin-right="1.0cm"/>
    </style:page-layout>
  </office:automatic-styles>
  <office:master-styles>
    <style:master-page style:name="Standard" style:page-layout-name="StandardPageLayout"/>
  </office:master-styles>
  <office:styles>
    <style:default-style style:family="paragraph">
      <style:text-properties style:font-name="Courier New" fo:font-size="8pt" fo:color="#0000FF" fo:font-style="italic" fo:font-weight="bold" style:text-rotation-angle="0"/>
      <style:paragraph-properties style:tab-stop-distance="0.5cm" fo:text-align="center" style:line-spacing="0.1cm"/>
    </style:default-style>
    <style:style style:name="Standard" style:family="paragraph" style:class="text"/>
  </office: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/>
</file>